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a4c" officeooo:paragraph-rsid="000dda4c"/>
    </style:style>
    <style:style style:name="P2" style:family="paragraph" style:parent-style-name="Standard">
      <style:text-properties officeooo:rsid="000fcd09" officeooo:paragraph-rsid="000fcd09"/>
    </style:style>
    <style:style style:name="P3" style:family="paragraph" style:parent-style-name="Standard" style:list-style-name="L2">
      <style:text-properties officeooo:rsid="000fcd09" officeooo:paragraph-rsid="000fcd09"/>
    </style:style>
    <style:style style:name="P4" style:family="paragraph" style:parent-style-name="Standard" style:list-style-name="L4">
      <style:text-properties officeooo:rsid="000fcd09" officeooo:paragraph-rsid="000fcd09"/>
    </style:style>
    <style:style style:name="P5" style:family="paragraph" style:parent-style-name="Standard" style:list-style-name="L5">
      <style:text-properties officeooo:rsid="000fcd09" officeooo:paragraph-rsid="000fcd09"/>
    </style:style>
    <style:style style:name="P6" style:family="paragraph" style:parent-style-name="Standard">
      <style:text-properties officeooo:paragraph-rsid="000fcd09"/>
    </style:style>
    <style:style style:name="P7" style:family="paragraph" style:parent-style-name="Standard">
      <style:paragraph-properties fo:text-align="center" style:justify-single-word="false"/>
      <style:text-properties fo:font-size="18pt" officeooo:rsid="000dda4c" officeooo:paragraph-rsid="000dda4c" style:font-size-asian="18pt" style:font-size-complex="18pt"/>
    </style:style>
    <style:style style:name="P8" style:family="paragraph" style:parent-style-name="Standard">
      <style:text-properties officeooo:rsid="00113da3" officeooo:paragraph-rsid="00113da3"/>
    </style:style>
    <style:style style:name="P9" style:family="paragraph" style:parent-style-name="Standard" style:list-style-name="L6">
      <style:text-properties officeooo:rsid="00113da3" officeooo:paragraph-rsid="00113da3"/>
    </style:style>
    <style:style style:name="T1" style:family="text">
      <style:text-properties officeooo:rsid="000fcd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obotX Forum: ROS/Gazebo Tutorial</text:p>
      <text:p text:style-name="P7">Getting Started</text:p>
      <text:p text:style-name="P1"/>
      <text:h text:style-name="Heading_20_2" text:outline-level="2">Login</text:h>
      <text:p text:style-name="P2">All of the computers are setup with an administrator account for your use</text:p>
      <text:list xml:id="list2112682411273619815" text:style-name="L2">
        <text:list-item>
          <text:p text:style-name="P3">Username = robotx</text:p>
        </text:list-item>
        <text:list-item>
          <text:p text:style-name="P3">Full Name = RobotX Tutorial</text:p>
        </text:list-item>
        <text:list-item>
          <text:p text:style-name="P3">Password = sydney</text:p>
          <text:p text:style-name="P3"/>
        </text:list-item>
      </text:list>
      <text:h text:style-name="Heading_20_2" text:outline-level="2">Computer Etiquette</text:h>
      <text:list xml:id="list2451485801651092847" text:style-name="L4">
        <text:list-item>
          <text:p text:style-name="P4">Your account has sudo (AKA administrator) privileges so BE CAREFUL WHEN USING sudo! <text:s/>If you are issuing a command with sudo, and don't completely understand what you are doing, stop and ask.</text:p>
        </text:list-item>
        <text:list-item>
          <text:p text:style-name="P4">Do not edit or modify and ROS files under /opt/ros. </text:p>
        </text:list-item>
        <text:list-item>
          <text:p text:style-name="P4">DO NOT upgrade the operating system, which is Ubuntu 14.04, to more recent releases of Ubuntu.</text:p>
        </text:list-item>
        <text:list-item>
          <text:p text:style-name="P4">DO NOT install other versions of ROS other than ROS Indigo. <text:s/>You should not need to install anything for this tutorial</text:p>
        </text:list-item>
        <text:list-item>
          <text:p text:style-name="P4">No Backup!: The files on these computers are NOT BACKED UP. Any files that you leave in your account on these computers can disappear at any time. <text:s/>They will not be deleted on purpose, but things fail.</text:p>
        </text:list-item>
        <text:list-item>
          <text:p text:style-name="P4">No PII: These laptops are shared - don't save personal information (passwords, etc.) on them.</text:p>
        </text:list-item>
        <text:list-item>
          <text:p text:style-name="P4">If you encounter a problem: Notify the instructors if you have any problems with the lab or its equipment. </text:p>
        </text:list-item>
      </text:list>
      <text:h text:style-name="Heading_20_2" text:outline-level="2">Tutorial Website</text:h>
      <text:p text:style-name="P2">The tutorial material is stored on the Naval Postgraduate School Confluence Wiki. <text:s/>Whan you open the Firefox browser, you should be directed to the main page. <text:s/>If you need to get to the page the URL is:</text:p>
      <text:list xml:id="list4617955750056243093" text:style-name="L5">
        <text:list-item>
          <text:p text:style-name="P5"><text:a xlink:type="simple" xlink:href="https://wiki.nps.edu/display/ROSSC/Robotics+Operating+System+Short-Course+Home">https://wiki.nps.edu/display/ROSSC/Robotics+Operating+System+Short-Course+Home</text:a></text:p>
        </text:list-item>
      </text:list>
      <text:p text:style-name="P6"><text:span text:style-name="T1">We will be using the material listed under </text:span><text:a xlink:type="simple" xlink:href="https://wiki.nps.edu/pages/viewpage.action?pageId=944013350">Tutorial: ROS/Gazebo for Maritime Robotics</text:a></text:p>
      <text:p text:style-name="P6"/>
      <text:p text:style-name="P8">You will likely get a warning when first going to the site that says, “Your connection is not secure”.</text:p>
      <text:list xml:id="list4155931132601188599" text:style-name="L6">
        <text:list-item>
          <text:p text:style-name="P9">Click on “Advanced” → “Add Exception...” to get past this warn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09:04:10.066404427</meta:creation-date>
    <dc:date>2017-12-08T09:15:55.261642436</dc:date>
    <meta:editing-duration>PT11M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2" meta:word-count="279" meta:character-count="1622" meta:non-whitespace-character-count="1370"/>
  </office:meta>
</office:document-meta>
</file>